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table:number-columns-repeated="1001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table:number-columns-repeated="1001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table:number-columns-repeated="1001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table:number-columns-repeated="1001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table:number-columns-repeated="1001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table:number-columns-repeated="1001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table:number-columns-repeated="1001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table:number-columns-repeated="1001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table:number-columns-repeated="1001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table:number-columns-repeated="1001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table:number-columns-repeated="1001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table:number-columns-repeated="1001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table:number-columns-repeated="1001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table:number-columns-repeated="1001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table:number-columns-repeated="1001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table:number-columns-repeated="1001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table:number-columns-repeated="1001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table:number-columns-repeated="1001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table:number-columns-repeated="1001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table:number-columns-repeated="1001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table:number-columns-repeated="1001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table:number-columns-repeated="1001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table:number-columns-repeated="1001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table:number-columns-repeated="1001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table:number-columns-repeated="1001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table:number-columns-repeated="1001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table:number-columns-repeated="1001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table:number-columns-repeated="1001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table:number-columns-repeated="1001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table:number-columns-repeated="1001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table:number-columns-repeated="1001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table:number-columns-repeated="1001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/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table:number-columns-repeated="1001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/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table:number-columns-repeated="1001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/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table:number-columns-repeated="1001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/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table:number-columns-repeated="1001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/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table:number-columns-repeated="1001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table:number-columns-repeated="1001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table:number-columns-repeated="1001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table:number-columns-repeated="1001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1010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1010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1010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1010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1010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1010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1010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1010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1010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0.5756in" svg:y="2.1134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4287in" svg:y="9.543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42 'f-AUC'.R2:'f-AUC'.R2 'f-AUC'.R3:'f-AUC'.R42 'f-AUC'.S2:'f-AUC'.S2 'f-AUC'.S3:'f-AUC'.S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table:number-columns-repeated="100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table:number-columns-repeated="100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/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table:number-columns-repeated="100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/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table:number-columns-repeated="100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/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table:number-columns-repeated="100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/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table:number-columns-repeated="100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/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table:number-columns-repeated="100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table:number-columns-repeated="100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table:number-columns-repeated="100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table:number-columns-repeated="100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table:formula="of:=MAX([.S3:.S42])" office:value-type="float" office:value="0.808995" calcext:value-type="float">
            <text:p>0.808995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1010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0.7732in" svg:y="0.7059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0.9602in" svg:y="5.7677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7709in" svg:y="16.1724in">
            <draw:object draw:notify-on-update-of-ranges="'F1-mean f-AUC'.A3:'F1-mean f-AUC'.A42 'F1-mean f-AUC'.C2:'F1-mean f-AUC'.C2 'F1-mean f-AUC'.C3:'F1-mean f-AUC'.C42 'F1-mean f-AUC'.R2:'F1-mean f-AUC'.R2 'F1-mean f-AUC'.R3:'F1-mean f-AUC'.R42 'F1-mean f-AUC'.S2:'F1-mean f-AUC'.S2 'F1-mean f-AUC'.S3:'F1-mean f-AUC'.S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/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number-columns-repeated="1001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number-columns-repeated="1001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number-columns-repeated="1001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number-columns-repeated="1001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number-columns-repeated="1001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number-columns-repeated="1001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number-columns-repeated="1001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number-columns-repeated="1001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number-columns-repeated="1001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number-columns-repeated="1001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number-columns-repeated="1001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number-columns-repeated="1001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number-columns-repeated="1001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number-columns-repeated="1001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number-columns-repeated="1001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number-columns-repeated="1001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number-columns-repeated="1001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number-columns-repeated="1001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number-columns-repeated="1001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number-columns-repeated="1001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number-columns-repeated="1001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number-columns-repeated="1001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number-columns-repeated="1001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number-columns-repeated="1001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number-columns-repeated="1001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number-columns-repeated="1001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number-columns-repeated="1001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number-columns-repeated="1001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number-columns-repeated="1001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number-columns-repeated="1001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number-columns-repeated="100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number-columns-repeated="100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string" office:string-value="" calcext:value-type="error">
            <text:p>#DIV/0!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number-columns-repeated="100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string" office:string-value="" calcext:value-type="error">
            <text:p>#DIV/0!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number-columns-repeated="100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string" office:string-value="" calcext:value-type="error">
            <text:p>#DIV/0!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number-columns-repeated="100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string" office:string-value="" calcext:value-type="error">
            <text:p>#DIV/0!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number-columns-repeated="100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string" office:string-value="" calcext:value-type="error">
            <text:p>#DIV/0!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number-columns-repeated="100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string" office:string-value="" calcext:value-type="error">
            <text:p>#DIV/0!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number-columns-repeated="100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string" office:string-value="" calcext:value-type="error">
            <text:p>#DIV/0!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number-columns-repeated="100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string" office:string-value="" calcext:value-type="error">
            <text:p>#DIV/0!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number-columns-repeated="100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5" office:value-type="string" calcext:value-type="string">
            <text:p>xxx</text:p>
          </table:table-cell>
          <table:table-cell table:number-columns-repeated="1005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00:06:27.641653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30T14:37:37.044566242</dc:date>
    <meta:editing-duration>P28DT22H54M46S</meta:editing-duration>
    <meta:editing-cycles>401</meta:editing-cycles>
    <meta:generator>LibreOffice/7.0.4.2$Linux_X86_64 LibreOffice_project/00$Build-2</meta:generator>
    <meta:document-statistic meta:table-count="3" meta:cell-count="3229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7" chart:maximum="0.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42 'f-AUC'.R2:'f-AUC'.S42" chart:data-source-has-labels="both" svg:x="0.422cm" svg:y="1.389cm" svg:width="17.948cm" svg:height="10.251cm">
          <chart:coordinate-region svg:x="1.334cm" svg:y="1.389cm" svg:width="17.036cm" svg:height="9.3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42" chart:label-cell-address="'f-AUC'.C2:'f-AUC'.C2" chart:class="chart:line">
            <chart:data-point chart:repeated="40"/>
          </chart:series>
          <chart:series chart:style-name="ch9" chart:values-cell-range-address="'f-AUC'.R3:'f-AUC'.R42" chart:label-cell-address="'f-AUC'.R2:'f-AUC'.R2" chart:class="chart:line">
            <chart:data-point chart:repeated="40"/>
          </chart:series>
          <chart:series chart:style-name="ch10" chart:values-cell-range-address="'f-AUC'.S3:'f-AUC'.S42" chart:label-cell-address="'f-AUC'.S2:'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42</svg:desc>
                </draw:g>
              </table:table-cell>
              <table:table-cell office:value-type="float" office:value="0.706674">
                <text:p>0.706674</text:p>
                <draw:g>
                  <svg:desc>'f-AUC'.R3:'f-AUC'.R42</svg:desc>
                </draw:g>
              </table:table-cell>
              <table:table-cell office:value-type="float" office:value="0.677566">
                <text:p>0.677566</text:p>
                <draw:g>
                  <svg:desc>'f-AUC'.S3:'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A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1" chart:maximum="0.3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v22 240x320 vs 480x640</text:p>
        </chart:title>
        <chart:legend chart:legend-position="end" svg:x="13.677cm" svg:y="3.703cm" style:legend-expansion="high" chart:style-name="ch3"/>
        <chart:plot-area chart:style-name="ch4" table:cell-range-address="'F1-mean f-AUC'.A3:'F1-mean f-AUC'.A42 'F1-mean f-AUC'.C2:'F1-mean f-AUC'.C42 'F1-mean f-AUC'.R2:'F1-mean f-AUC'.S42" chart:data-source-has-labels="both" svg:x="0.32cm" svg:y="1.275cm" svg:width="13.037cm" svg:height="7.545cm">
          <chart:coordinate-region svg:x="1.232cm" svg:y="1.396cm" svg:width="12.125cm" svg:height="6.42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9" chart:values-cell-range-address="'F1-mean f-AUC'.R3:'F1-mean f-AUC'.R42" chart:label-cell-address="'F1-mean f-AUC'.R2:'F1-mean f-AUC'.R2" chart:class="chart:line">
            <chart:data-point chart:repeated="40"/>
          </chart:series>
          <chart:series chart:style-name="ch10" chart:values-cell-range-address="'F1-mean f-AUC'.S3:'F1-mean f-AUC'.S42" chart:label-cell-address="'F1-mean f-AUC'.S2:'F1-mean 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42</svg:desc>
                </draw:g>
              </table:table-cell>
              <table:table-cell office:value-type="float" office:value="0">
                <text:p>0</text:p>
                <draw:g>
                  <svg:desc>'F1-mean f-AUC'.S3:'F1-mean 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